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3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2.418cm" svg:height="2.346cm" svg:x="5.537cm" svg:y="4.067cm">
          <text:p text:style-name="P1"><text:span text:style-name="T1">setu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003cm" svg:y1="5.249cm" svg:x2="9.4cm" svg:y2="5.249cm">
          <text:p/>
        </draw:line>
        <draw:frame draw:style-name="gr3" draw:text-style-name="P3" draw:layer="layout" svg:width="1.431cm" svg:height="0.763cm" svg:x="5.81cm" svg:y="2.861cm">
          <draw:text-box>
            <text:p><text:span text:style-name="T2">10</text:span></text:p>
          </draw:text-box>
        </draw:frame>
        <draw:frame draw:style-name="gr3" draw:text-style-name="P3" draw:layer="layout" svg:width="1.196cm" svg:height="0.763cm" svg:x="8.92cm" svg:y="2.626cm">
          <draw:text-box>
            <text:p><text:span text:style-name="T2">1</text:span></text:p>
          </draw:text-box>
        </draw:frame>
        <draw:frame draw:style-name="gr4" draw:text-style-name="P3" draw:layer="layout" svg:width="1.13cm" svg:height="0.762cm" svg:x="8.165cm" svg:y="5.268cm">
          <draw:text-box>
            <text:p><text:span text:style-name="T2">2</text:span></text:p>
          </draw:text-box>
        </draw:frame>
        <draw:custom-shape draw:style-name="gr1" draw:text-style-name="P2" draw:layer="layout" svg:width="2.418cm" svg:height="2.346cm" svg:x="9.373cm" svg:y="4.067cm">
          <text:p text:style-name="P1"><text:span text:style-name="T1">endG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19cm" svg:height="2.346cm" svg:x="5.532cm" svg:y="0.342cm">
          <text:p text:style-name="P1"><text:span text:style-name="T1">start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76cm" svg:y1="2.661cm" svg:x2="6.76cm" svg:y2="4.058cm">
          <text:p/>
        </draw:line>
        <draw:line draw:style-name="gr2" draw:text-style-name="P1" draw:layer="layout" svg:x1="7.649cm" svg:y1="2.353cm" svg:x2="10.494cm" svg:y2="4.055cm">
          <text:p/>
        </draw:line>
        <draw:custom-shape draw:style-name="gr1" draw:text-style-name="P2" draw:layer="layout" svg:width="2.418cm" svg:height="2.346cm" svg:x="1.727cm" svg:y="4.169cm">
          <text:p text:style-name="P1"><text:span text:style-name="T1">getD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558cm" svg:y1="5.274cm" svg:x2="4.161cm" svg:y2="5.274cm">
          <text:p/>
        </draw:line>
        <draw:frame draw:style-name="gr3" draw:text-style-name="P3" draw:layer="layout" svg:width="1.431cm" svg:height="0.763cm" svg:x="4.413cm" svg:y="5.273cm">
          <draw:text-box>
            <text:p><text:span text:style-name="T2">20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none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4cm" fo:margin-bottom="0.009cm" fo:margin-left="0.038cm" fo:margin-right="0.002cm" fo:page-width="13.386cm" fo:page-height="6.8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bnam </meta:initial-creator>
    <meta:creation-date>2012-08-07T13:47:37</meta:creation-date>
    <dc:date>2013-11-12T22:47:49</dc:date>
    <dc:creator>shabnam </dc:creator>
    <meta:editing-duration>PT1H51M39S</meta:editing-duration>
    <meta:editing-cycles>24</meta:editing-cycles>
    <meta:generator>LibreOffice/3.4$Unix LibreOffice_project/340m1$Build-302</meta:generator>
    <meta:document-statistic meta:object-count="12"/>
  </office:meta>
</office:document-meta>
</file>